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05C0000003A25CC65A6.jpg"/>
  <manifest:file-entry manifest:media-type="image/gif" manifest:full-path="Pictures/10000200000000800000004FCCF59EC7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L2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L3">
      <style:text-properties fo:font-size="10pt" style:font-size-asian="10pt" style:font-size-complex="10pt"/>
    </style:style>
    <style:style style:name="P7" style:family="paragraph" style:parent-style-name="Standard" style:list-style-name="L4">
      <style:text-properties fo:font-size="12pt" style:font-size-asian="12pt" style:font-size-complex="12pt"/>
    </style:style>
    <style:style style:name="P8" style:family="paragraph" style:parent-style-name="Standard" style:list-style-name="L2">
      <style:text-properties fo:font-size="12pt" style:font-size-asian="12pt" style:font-size-complex="12pt"/>
    </style:style>
    <style:style style:name="P9" style:family="paragraph" style:parent-style-name="Standard" style:list-style-name="L5">
      <style:text-properties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Helvetica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line text:anchor-type="paragraph" draw:z-index="13" draw:style-name="gr1" draw:text-style-name="P1" svg:x1="0.046cm" svg:y1="0.206cm" svg:x2="16.983cm" svg:y2="0.206cm"><text:p/></draw:line></text:p>
      <text:list text:style-name="L1">
        <text:list-item>
          <text:p text:style-name="P2">¿ Qué es ACEPT ?</text:p>
        </text:list-item>
        <text:list-item>
          <text:p text:style-name="P2">¿ De qué consta el proyecto ?</text:p>
        </text:list-item>
        <text:list-item>
          <text:p text:style-name="P2">¿ Cuáles son sus requisitos ?</text:p>
        </text:list-item>
        <text:list-item>
          <text:p text:style-name="P2">¿ Cómo lo instalo ?</text:p>
        </text:list-item>
        <text:list-item>
          <text:p text:style-name="P2">¿ Qué partes están ya terminadas ?</text:p>
        </text:list-item>
        <text:list-item>
          <text:p text:style-name="P2">¿ Cuándo estará listo ? </text:p>
        </text:list-item>
        <text:list-item>
          <text:p text:style-name="P2">¿ Qué es lo que falta ?</text:p>
        </text:list-item>
        <text:list-item>
          <text:p text:style-name="P2">¿ Cuál es el formato de los archivos de configuración del demonio ?</text:p>
        </text:list-item>
        <text:list-item>
          <text:p text:style-name="P2">¿ Por qué esos nombres ?</text:p>
        </text:list-item>
        <text:list-item>
          <text:p text:style-name="P2">¿ Está disponible en otros idiomas ?</text:p>
        </text:list-item>
        <text:list-item>
          <text:p text:style-name="P2"><text:s/>¿ A qué tipo de licencia se acoge ?</text:p>
        </text:list-item>
      </text:list>
      <text:p text:style-name="Standard"><draw:line text:anchor-type="paragraph" draw:z-index="12" draw:style-name="gr1" draw:text-style-name="P1" svg:x1="0.021cm" svg:y1="0.233cm" svg:x2="16.983cm" svg:y2="0.233cm"><text:p/></draw:line></text:p>
      <text:p text:style-name="P3"/>
      <text:list text:style-name="L2">
        <text:list-item>
          <text:p text:style-name="P4">¿ Qué es ACEPT ?</text:p>
        </text:list-item>
      </text:list>
      <text:p text:style-name="P5"/>
      <text:p text:style-name="P3"><text:tab/>ACEPT es un proyecto patrocinado por la Junta de Andalucía, asignado a Catón, que pretende dotar de una herramienta de control parental de fácil uso para su distribución Guadalinex.</text:p>
      <text:p text:style-name="P3"><text:tab/>Con ella se podrán estableces filtros de contenido para la web, cuotas de uso para las aplicaciones de red, tales como el navegador, chat, etc. y del propio pc para los distintos usuarios de la máquina. </text:p>
      <text:p text:style-name="P3"/>
      <text:list text:style-name="L2" text:continue-numbering="true">
        <text:list-item>
          <text:p text:style-name="P4">¿ De que consta el proyecto ?</text:p>
        </text:list-item>
      </text:list>
      <text:p text:style-name="P5"/>
      <text:p text:style-name="P3"><text:tab/>El proyecto cuenta con tres capas diferenciadas, la primera consta de una serie de herramientas ya existentes tales como squid, iptables, pam, nuwf, python y wxpython, la segunda de un demonio que monitoriza el funcionamiento de la máquina, controlando los horarios y la tercera de una igu (interfaz gráfica de usuario) que aglutina la configuración de todo lo anterior de manera simple. Aparte también existe otro nivel de abstracción perteneciente al instalador.</text:p>
      <text:p text:style-name="P5"/>
      <text:list text:style-name="L2" text:continue-numbering="true">
        <text:list-item>
          <text:p text:style-name="P4">¿ Cuáles son sus requisitos ?</text:p>
        </text:list-item>
      </text:list>
      <text:p text:style-name="P5"/>
      <text:p text:style-name="P3"><text:tab/>En principio los propios de Guadalinex, si bien es fácilmente adaptable a cualquier otra distribución de Gnu/Linux.</text:p>
      <text:p text:style-name="P3"><text:tab/>Además hacen falta una serie de paquetes:</text:p>
      <text:p text:style-name="P3"/>
      <text:list text:style-name="L3">
        <text:list-item>
          <text:p text:style-name="P6">iptables</text:p>
        </text:list-item>
        <text:list-item>
          <text:p text:style-name="P6">pam</text:p>
        </text:list-item>
        <text:list-item>
          <text:p text:style-name="P6">python</text:p>
        </text:list-item>
        <text:list-item>
          <text:p text:style-name="P6">squid 3.0</text:p>
        </text:list-item>
        <text:list-item>
          <text:p text:style-name="P6">nufw</text:p>
        </text:list-item>
        <text:list-item>
          <text:p text:style-name="P6">wxpython</text:p>
        </text:list-item>
      </text:list>
      <text:p text:style-name="P3"/>
      <text:p text:style-name="P3"><text:tab/>De estos los tres primeros vienen de serie en Guadalinex.</text:p>
      <text:p text:style-name="P5"/>
      <text:list text:style-name="L2" text:continue-numbering="true">
        <text:list-item>
          <text:p text:style-name="P4"><text:span text:style-name="T1"><text:s/></text:span>¿ Cómo lo instalo ?</text:p>
          <text:p text:style-name="P4"/>
        </text:list-item>
      </text:list>
      <text:p text:style-name="P3"><text:tab/>Por ahora la única manera de probarlo es instalar los paquetes que faltan manualmente, el código que corresponde al demonio y configurarlo manualmente, tanto el script de arranque como los archivos de configuración.</text:p>
      <text:p text:style-name="P3"/>
      <text:p text:style-name="P3"><text:tab/>En un futuro próximo se creará un <text:s/>archivo de instalación deb que configurará todo adecuadamente y un tar.gz que instalará únicamente el demonio y la igu.</text:p>
      <text:p text:style-name="P3"/>
      <text:list text:style-name="L2" text:continue-numbering="true">
        <text:list-item>
          <text:p text:style-name="P4">¿ Qué partes están ya terminadas ?</text:p>
        </text:list-item>
      </text:list>
      <text:p text:style-name="P5"/>
      <text:p text:style-name="P3"><text:span text:style-name="T2"><text:tab/></text:span>El demonio está terminado en un 90% y la igu en apenas un 10%. Ya es posible llevar el control horario y establecer los filtros de manera separada.</text:p>
      <text:p text:style-name="P5"/>
      <text:list text:style-name="L2" text:continue-numbering="true">
        <text:list-item>
          <text:p text:style-name="P4">¿ Cuándo estará listo ?</text:p>
        </text:list-item>
      </text:list>
      <text:p text:style-name="P3"/>
      <text:p text:style-name="P5"><text:tab/><text:span text:style-name="T3">La fecha de entrega del proyecto es el 9 de diciembre del 2005</text:span></text:p>
      <text:p text:style-name="P3"/>
      <text:list text:style-name="L2" text:continue-numbering="true">
        <text:list-item>
          <text:p text:style-name="P4">¿ Qué es lo que falta ?</text:p>
        </text:list-item>
      </text:list>
      <text:p text:style-name="P5"/>
      <text:p text:style-name="P5"><text:tab/><text:span text:style-name="T3">Las tareas pendientes incluyen la integración del control horario y los filtros en un único demonio, algunas funciones menores del demonio como los avisos gráficos , esto al 99% , y la monitorización del tiempo permitido de sesión frente al pc. También falta la combinación del modo transparente del proxy con la distinción de usuarios, esto al 80% , la igu, el módulo estadístico <text:s/>y el instalador.</text:span></text:p>
      <text:list text:style-name="L4">
        <text:list-header>
          <text:p text:style-name="P7"/>
        </text:list-header>
      </text:list>
      <text:list text:style-name="L2" text:continue-numbering="true">
        <text:list-item>
          <text:p text:style-name="P4">¿ Cuál es el formato de los archivos de configuración del demonio ?</text:p>
        </text:list-item>
      </text:list>
      <text:p text:style-name="P5"/>
      <text:p text:style-name="P3"><text:tab/>El directorio de configuración es /etc/watcherCat dentro tenemos el archivo general watcherconf.xml y lang/es/messages.txt para la configuración del idioma. Este último está pendiente de la evaluación del método estándar con archivos .pot <text:s/>como alternativa.</text:p>
      <text:p text:style-name="P5"/>
      <text:p text:style-name="P5"><text:tab/>Watchercat.xml</text:p>
      <text:p text:style-name="P3"/>
      <text:p text:style-name="P3">&lt;?xml version="1.0" ?&gt;</text:p>
      <text:p text:style-name="P3">&lt;config&gt;</text:p>
      <text:p text:style-name="P3"><text:tab/>&lt;demonio&gt;</text:p>
      <text:p text:style-name="P3"><text:tab/><text:tab/>&lt;fecha&gt;11 45 11 2005&lt;/fecha&gt;</text:p>
      <text:p text:style-name="P3"><text:tab/>&lt;/demonio&gt;</text:p>
      <text:p text:style-name="P3"><text:tab/>&lt;servicios&gt;</text:p>
      <text:p text:style-name="P3"><text:tab/><text:tab/>&lt;msn tcp="s-1863;s-6891:s-6900" udp=""/&gt;</text:p>
      <text:p text:style-name="P3"><text:tab/><text:tab/>&lt;correo tcp="s-25;s-110;s-143" udp=""/&gt;</text:p>
      <text:p text:style-name="P3"><text:tab/><text:tab/>&lt;dns tcp="s-53" udp="s-53"/&gt;</text:p>
      <text:p text:style-name="P3"><text:tab/><text:tab/>&lt;web tcp="s-80;s-443" udp=""/&gt;</text:p>
      <text:p text:style-name="P3"><text:tab/><text:tab/>&lt;ftp tcp="s-20:s-21" udp=""/&gt;</text:p>
      <text:p text:style-name="P3"><text:tab/><text:tab/>&lt;ssh tcp="s-22" udp=""/&gt;</text:p>
      <text:p text:style-name="P3"><text:tab/>&lt;/servicios&gt;</text:p>
      <text:p text:style-name="P3"><text:tab/>&lt;usuarios&gt;</text:p>
      <text:p text:style-name="P3"><text:tab/><text:tab/></text:p>
      <text:p text:style-name="P3"><text:tab/><text:tab/>&lt;xalabin acceso="al0000-2400"&gt;</text:p>
      <text:p text:style-name="P3"><text:tab/><text:tab/><text:tab/>&lt;correo&gt;</text:p>
      <text:p text:style-name="P3"><text:tab/><text:tab/><text:tab/><text:tab/>&lt;activo&gt;1&lt;/activo&gt;</text:p>
      <text:p text:style-name="P3"><text:tab/><text:tab/><text:tab/>&lt;/correo&gt;</text:p>
      <text:p text:style-name="P3"><text:tab/><text:tab/><text:tab/>&lt;ssh&gt;</text:p>
      <text:p text:style-name="P3"><text:tab/><text:tab/><text:tab/><text:tab/>&lt;activo&gt;1&lt;/activo&gt;</text:p>
      <text:p text:style-name="P3"><text:tab/><text:tab/><text:tab/>&lt;/ssh&gt;</text:p>
      <text:p text:style-name="P3"><text:tab/></text:p>
      <text:p text:style-name="P3"><text:tab/><text:tab/>&lt;dns&gt;</text:p>
      <text:p text:style-name="P3"><text:tab/><text:tab/><text:tab/><text:tab/>&lt;activo&gt;1&lt;/activo&gt;</text:p>
      <text:p text:style-name="P3"><text:tab/><text:tab/><text:tab/>&lt;/dns&gt;</text:p>
      <text:p text:style-name="P3"><text:tab/><text:tab/><text:tab/>&lt;web&gt;</text:p>
      <text:p text:style-name="P3"><text:tab/><text:tab/><text:tab/><text:tab/>&lt;limite_diario&gt;00:10:00&lt;/limite_diario&gt;</text:p>
      <text:p text:style-name="P3"><text:tab/><text:tab/><text:tab/><text:tab/>&lt;limite_semanal&gt;00:35:00&lt;/limite_semanal&gt;</text:p>
      <text:p text:style-name="P3"><text:tab/><text:tab/><text:tab/><text:tab/>&lt;limite_mensual&gt;20:30:00&lt;/limite_mensual&gt;</text:p>
      <text:p text:style-name="P3"><text:tab/><text:tab/><text:tab/><text:tab/>&lt;total_diario&gt;00:05:42&lt;/total_diario&gt;</text:p>
      <text:p text:style-name="P3"><text:tab/><text:tab/><text:tab/><text:tab/>&lt;total_semanal&gt;00:15:42&lt;/total_semanal&gt;</text:p>
      <text:p text:style-name="P3"><text:tab/><text:tab/><text:tab/><text:tab/>&lt;total_mensual&gt;00:37:30&lt;/total_mensual&gt;</text:p>
      <text:p text:style-name="P3"><text:tab/><text:tab/><text:tab/><text:tab/>&lt;prorroga&gt;19:00:00 09/11/2005&lt;/prorroga&gt;</text:p>
      <text:p text:style-name="P3"><text:tab/><text:tab/><text:tab/><text:tab/>&lt;activo&gt;1&lt;/activo&gt;</text:p>
      <text:p text:style-name="P3"><text:tab/><text:tab/><text:tab/>&lt;/web&gt;</text:p>
      <text:p text:style-name="P3"><text:tab/><text:tab/><text:tab/>&lt;msn&gt;</text:p>
      <text:p text:style-name="P3"><text:tab/><text:tab/><text:tab/><text:tab/>&lt;limite_diario&gt;02:00:00&lt;/limite_diario&gt;</text:p>
      <text:p text:style-name="P3"><text:tab/><text:tab/><text:tab/><text:tab/>&lt;limite_semanal&gt;10:00:00&lt;/limite_semanal&gt;</text:p>
      <text:p text:style-name="P3"><text:tab/><text:tab/><text:tab/><text:tab/>&lt;limite_mensual&gt;45:30:00&lt;/limite_mensual&gt;</text:p>
      <text:p text:style-name="P3"><text:tab/><text:tab/><text:tab/><text:tab/>&lt;total_diario&gt;00:00:00&lt;/total_diario&gt;</text:p>
      <text:p text:style-name="P3"><text:tab/><text:tab/><text:tab/><text:tab/>&lt;total_semanal&gt;00:00:00&lt;/total_semanal&gt;</text:p>
      <text:p text:style-name="P3"><text:tab/><text:tab/><text:tab/><text:tab/>&lt;total_mensual&gt;00:00:06&lt;/total_mensual&gt;</text:p>
      <text:p text:style-name="P3"><text:tab/><text:tab/><text:tab/><text:tab/>&lt;prorroga&gt;19:00:00 02/11/2005&lt;/prorroga&gt;</text:p>
      <text:p text:style-name="P3"><text:tab/><text:tab/><text:tab/><text:tab/>&lt;activo&gt;1&lt;/activo&gt;</text:p>
      <text:p text:style-name="P3"><text:tab/><text:tab/><text:tab/>&lt;/msn&gt;</text:p>
      <text:p text:style-name="P3"><text:tab/><text:tab/><text:tab/>&lt;ftp&gt;</text:p>
      <text:p text:style-name="P3"><text:tab/><text:tab/><text:tab/><text:tab/>&lt;limite_diario&gt;10:00:00&lt;/limite_diario&gt;</text:p>
      <text:p text:style-name="P3"><text:tab/><text:tab/><text:tab/><text:tab/>&lt;limite_semanal&gt;30:45:00&lt;/limite_semanal&gt;</text:p>
      <text:p text:style-name="P3"><text:tab/><text:tab/><text:tab/><text:tab/>&lt;limite_mensual&gt;50:01:43&lt;/limite_mensual&gt;</text:p>
      <text:p text:style-name="P3"><text:tab/><text:tab/><text:tab/><text:tab/>&lt;total_diario&gt;00:00:00&lt;/total_diario&gt;</text:p>
      <text:p text:style-name="P3"><text:tab/><text:tab/><text:tab/><text:tab/>&lt;total_semanal&gt;00:00:00&lt;/total_semanal&gt;</text:p>
      <text:p text:style-name="P3"><text:tab/><text:tab/><text:tab/><text:tab/>&lt;total_mensual&gt;00:00:00&lt;/total_mensual&gt;</text:p>
      <text:p text:style-name="P3"><text:tab/><text:tab/><text:tab/><text:tab/>&lt;prorroga&gt;18:10:00 02/10/2005&lt;/prorroga&gt;</text:p>
      <text:p text:style-name="P3"><text:tab/><text:tab/><text:tab/><text:tab/>&lt;activo&gt;1&lt;/activo&gt;</text:p>
      <text:p text:style-name="P3"><text:tab/><text:tab/><text:tab/>&lt;/ftp&gt;</text:p>
      <text:p text:style-name="P3"><text:tab/><text:tab/>&lt;/xalabin&gt;</text:p>
      <text:p text:style-name="P3"><text:tab/><text:tab/></text:p>
      <text:p text:style-name="P3"><text:tab/><text:tab/>&lt;juan acceso="al0900-2200"&gt;</text:p>
      <text:p text:style-name="P3"><text:tab/><text:tab/><text:tab/>&lt;ftp&gt;</text:p>
      <text:p text:style-name="P3"><text:tab/><text:tab/><text:tab/><text:tab/>&lt;limite_diario&gt;01:00:00&lt;/limite_diario&gt;</text:p>
      <text:p text:style-name="P3"><text:tab/><text:tab/><text:tab/><text:tab/>&lt;limite_semanal&gt;03:00:00&lt;/limite_semanal&gt;</text:p>
      <text:p text:style-name="P3"><text:tab/><text:tab/><text:tab/><text:tab/>&lt;limite_mensual&gt;06:00:00&lt;/limite_mensual&gt;</text:p>
      <text:p text:style-name="P3"><text:tab/><text:tab/><text:tab/><text:tab/>&lt;total_diario&gt;00:00:00&lt;/total_diario&gt;</text:p>
      <text:p text:style-name="P3"><text:tab/><text:tab/><text:tab/><text:tab/>&lt;total_semanal&gt;00:00:00&lt;/total_semanal&gt;</text:p>
      <text:p text:style-name="P3"><text:tab/><text:tab/><text:tab/><text:tab/>&lt;total_mensual&gt;00:00:00&lt;/total_mensual&gt;</text:p>
      <text:p text:style-name="P3"><text:tab/><text:tab/><text:tab/><text:tab/>&lt;prorroga&gt;00:00:00 00/00/0000&lt;/prorroga&gt;</text:p>
      <text:p text:style-name="P3"><text:tab/><text:tab/><text:tab/><text:tab/>&lt;activo&gt;1&lt;/activo&gt;</text:p>
      <text:p text:style-name="P3"><text:tab/><text:tab/><text:tab/>&lt;/ftp&gt;</text:p>
      <text:p text:style-name="P3"><text:tab/><text:tab/><text:tab/>&lt;ssh&gt;</text:p>
      <text:p text:style-name="P3"><text:tab/><text:tab/><text:tab/><text:tab/>&lt;limite_diario&gt;00:05:00&lt;/limite_diario&gt;</text:p>
      <text:p text:style-name="P3"><text:tab/><text:tab/><text:tab/><text:tab/>&lt;limite_semanal&gt;60:00:00&lt;/limite_semanal&gt;</text:p>
      <text:p text:style-name="P3"><text:tab/><text:tab/><text:tab/><text:tab/>&lt;limite_mensual&gt;200:00:00&lt;/limite_mensual&gt;</text:p>
      <text:p text:style-name="P3"><text:tab/><text:tab/><text:tab/><text:tab/>&lt;total_diario&gt;00:00:00&lt;/total_diario&gt;</text:p>
      <text:p text:style-name="P3"><text:tab/><text:tab/><text:tab/><text:tab/>&lt;total_semanal&gt;00:00:00&lt;/total_semanal&gt;</text:p>
      <text:p text:style-name="P3"><text:tab/><text:tab/><text:tab/><text:tab/>&lt;total_mensual&gt;00:00:00&lt;/total_mensual&gt;</text:p>
      <text:p text:style-name="P3"><text:tab/><text:tab/><text:tab/><text:tab/>&lt;prorroga&gt;00:00:00 00/00/0000&lt;/prorroga&gt;</text:p>
      <text:p text:style-name="P3"><text:tab/><text:tab/><text:tab/><text:tab/>&lt;activo&gt;1&lt;/activo&gt;</text:p>
      <text:p text:style-name="P3"><text:tab/><text:tab/><text:tab/>&lt;/ssh&gt;</text:p>
      <text:p text:style-name="P3"><text:tab/><text:tab/>&lt;/juan&gt;</text:p>
      <text:p text:style-name="P3"><text:tab/><text:tab/></text:p>
      <text:p text:style-name="P3"><text:tab/></text:p>
      <text:p text:style-name="P3"><text:tab/><text:tab/>&lt;mshk acceso="!mo1000-1200"&gt;</text:p>
      <text:p text:style-name="P3"><text:tab/><text:tab/><text:tab/>&lt;todo&gt;</text:p>
      <text:p text:style-name="P3"><text:tab/><text:tab/><text:tab/><text:tab/>&lt;activo&gt;1&lt;/activo&gt;</text:p>
      <text:p text:style-name="P3"><text:tab/><text:tab/><text:tab/>&lt;/todo&gt;</text:p>
      <text:p text:style-name="P3"><text:tab/><text:tab/>&lt;/mshk&gt;</text:p>
      <text:p text:style-name="P3"/>
      <text:p text:style-name="P3"><text:tab/>&lt;/usuarios&gt;</text:p>
      <text:p text:style-name="P3"/>
      <text:p text:style-name="P3">&lt;/config&gt;</text:p>
      <text:p text:style-name="P3"/>
      <text:p text:style-name="P3"><text:tab/>Toda la configuración se incluye entre &lt;config&gt; y &lt;/config&gt;</text:p>
      <text:p text:style-name="P3">En la sección &lt;demonio&gt; encontramos &lt;fecha&gt; que debe de tener una fecha en ese formato, una vez arrancado el demonio por primera vez, se encarga el de gestionarlo. Además en breve se incluirá una sección &lt;lang&gt; para especificar el idioma.</text:p>
      <text:p text:style-name="P3"/>
      <text:p text:style-name="P3"><text:tab/>La sección &lt;servicios&gt; especifica los servicios que vamos a monitorizar. Debemos de tener en cuenta de que lo que no exista aquí será denegado por defecto.</text:p>
      <text:p text:style-name="P3">El formato es el siguiente:</text:p>
      <text:p text:style-name="P3"/>
      <text:p text:style-name="P3">&lt;servicio tcp="" udp=""/&gt;</text:p>
      <text:p text:style-name="P3"/>
      <text:p text:style-name="P3"><text:tab/>“servicio” es el nombre que le asignaremos, por ejemplo “web”</text:p>
      <text:p text:style-name="P3">tcp son los puertos tcp de los que constará, se componen de s-número y se pueden separar por ; para distintos puertos o por : para una correlación. Por ejemplo:</text:p>
      <text:p text:style-name="P3"/>
      <text:p text:style-name="P3"><text:tab/>tcp=”s-80” Abre tan sólo el puerto 80, tcp=”s-80;s-443” Abre los puertos 80 y 443, tcp=”s-80;s-1:s10” Abre los puertos 80 y del 1 al 10.</text:p>
      <text:p text:style-name="P3">El campo udp corresponde al protocolo udp y se complementa exactamente igual.</text:p>
      <text:p text:style-name="P3"/>
      <text:p text:style-name="P3"><text:tab/>El campo &lt;usuarios&gt; establece los límites que tiene cada usuario dentro de un tag con su nombre. Dentro de este tag, por ejemplo para el usuario “pepe” &lt;pepe&gt; podemos añadir varios valores:</text:p>
      <text:p text:style-name="P3"/>
      <text:p text:style-name="P3"><text:tab/>Para permitirle el acceso a todos los servicios declarados sin restricciones</text:p>
      <text:p text:style-name="P3"/>
      <text:p text:style-name="P3">&lt;todo&gt;</text:p>
      <text:p text:style-name="P3"><text:tab/>&lt;activo&gt;1&lt;/activo&gt;</text:p>
      <text:p text:style-name="P3">&lt;/todo&gt;</text:p>
      <text:p text:style-name="P3"/>
      <text:p text:style-name="P3"/>
      <text:p text:style-name="P3"><text:tab/>Para permitir el acceso sin restricciones a un servicio dado</text:p>
      <text:p text:style-name="P3"/>
      <text:p text:style-name="P3">&lt;nombre_de_servicio&gt;</text:p>
      <text:p text:style-name="P3"><text:tab/>&lt;activo&gt;1&lt;/activo&gt;</text:p>
      <text:p text:style-name="P3">&lt;/nombre_de_servicio&gt;</text:p>
      <text:p text:style-name="P3"/>
      <text:p text:style-name="P3"><text:tab/>Para controlar un servicio, en &lt;limite_*&gt; introducimos la cantidad de horas que tiene permitido ese usuario para ese servicio a nivel diario, semanal y mensual</text:p>
      <text:p text:style-name="P3"/>
      <text:p text:style-name="P3">&lt;nombre_de_servicio&gt;</text:p>
      <text:p text:style-name="P3"><text:tab/>&lt;limite_diario&gt;00:05:00&lt;/limite_diario&gt;</text:p>
      <text:p text:style-name="P3"><text:tab/>&lt;limite_semanal&gt;60:00:00&lt;/limite_semanal&gt;</text:p>
      <text:p text:style-name="P3"><text:tab/>&lt;limite_mensual&gt;200:00:00&lt;/limite_mensual&gt;</text:p>
      <text:p text:style-name="P3"><text:tab/>&lt;total_diario&gt;00:00:00&lt;/total_diario&gt;</text:p>
      <text:p text:style-name="P3"><text:tab/>&lt;total_semanal&gt;00:00:00&lt;/total_semanal&gt;</text:p>
      <text:p text:style-name="P3"><text:tab/>&lt;total_mensual&gt;00:00:00&lt;/total_mensual&gt;</text:p>
      <text:p text:style-name="P3"><text:tab/>&lt;prorroga&gt;00:00:00 00/00/0000&lt;/prorroga&gt;</text:p>
      <text:p text:style-name="P3"><text:tab/>&lt;activo&gt;1&lt;/activo&gt;</text:p>
      <text:p text:style-name="P3">&lt;nombre_de_servicio&gt;</text:p>
      <text:p text:style-name="P3"/>
      <text:p text:style-name="P3"><text:tab/>Los totales hay que dejarlos a 00:00:00 la primera vez que se introduzca y luego es la aplicación la que se encarga de gestionarlo.</text:p>
      <text:p text:style-name="P3"/>
      <text:p text:style-name="P3"><text:tab/>&lt;prorroga&gt; Especifica si ese usuario tiene un permiso especial durante el cual no se le computa el tiempo utilizado, debe de ponerse a 00:00:00 00/00/0000 inicialmente. A posteriori, en caso de desear utilizar este campo, <text:s/>es preciso poner la hora y la fecha hasta la cual tendrá carta blanca en ese mismo formato.</text:p>
      <text:p text:style-name="P3"/>
      <text:p text:style-name="P3"><text:tab/>&lt;activo&gt; especifica que es usuario tiene permiso para usar ese servicio, se usa a nivel interno y hay que dejarlo a 1 al crear el archivo.</text:p>
      <text:p text:style-name="P3"/>
      <text:p text:style-name="P3"><text:tab/>Para que un usuario no tenga acceso a un servicio, basta con no crear la entrada en su sección o ponerle &lt;activo&gt; a 0</text:p>
      <text:p text:style-name="P5"/>
      <text:list text:style-name="L2" text:continue-numbering="true">
        <text:list-item>
          <text:p text:style-name="P4">¿ Por qué esos nombres ?</text:p>
        </text:list-item>
      </text:list>
      <text:p text:style-name="P5"/>
      <text:p text:style-name="P5"><text:tab/><text:span text:style-name="T3">ACEPT: </text:span><text:span text:style-name="T4">Asistente para el Control Electrónico Paterno</text:span></text:p>
      <text:p text:style-name="P3"/>
      <text:p text:style-name="P3"><text:tab/>Caton: Es el nombre de la empresa, en referencia al libro escolar y por extensión a los Catones romanos. Es además un juego de palabras con un cierto significado similar a “gato grande” que referencia una de nuestras áreas principales de trabajo como es el clustering.</text:p>
      <text:p text:style-name="P3"/>
      <text:p text:style-name="P3"><text:tab/>WatcherCat: Es el nombre del proyecto que integra al demonio y el igu.</text:p>
      <text:p text:style-name="P3">Todos los proyectos de Caton tienen algo que ver con el término gato, generalmente en inglés.</text:p>
      <text:p text:style-name="P3">Esta vez se le ha añadido la palabra vigilante, watcher, como prefijo poco después de leer watchmen de Alan Moore.</text:p>
      <text:p text:style-name="P3"><text:tab/></text:p>
      <text:p text:style-name="P3"><text:tab/>Mefistofelina: El nombre del demonio que controla todo es la suma de Mefisto y felino, aunque al final ha terminado en diablesa más que en demonio debido a un cambio de género.</text:p>
      <text:p text:style-name="P5"/>
      <text:p text:style-name="P5"/>
      <text:list text:style-name="L2" text:continue-numbering="true">
        <text:list-item>
          <text:p text:style-name="P4"><text:s/>¿ Está disponible en otros idiomas ?</text:p>
        </text:list-item>
      </text:list>
      <text:p text:style-name="P5"/>
      <text:p text:style-name="P5"><text:tab/><text:span text:style-name="T3">El igu, y los diversos mensajes del demonio están habilitados para usar distintos idiomas, por ahora mediante un método propio, aunque probablemente pasemos al uso de .pot</text:span></text:p>
      <text:p text:style-name="P5"/>
      <text:list text:style-name="L2" text:continue-numbering="true">
        <text:list-item>
          <text:p text:style-name="P8"><text:s/>¿ A qué licencia se acoge ?</text:p>
        </text:list-item>
      </text:list>
      <text:p text:style-name="P5"/>
      <text:p text:style-name="P5"><text:tab/><text:span text:style-name="T3">Tenemos el privilegio de poder desarrollar bajo licencia GNU.</text:span></text:p>
      <text:p text:style-name="P5"/>
      <text:p text:style-name="Standard"/>
      <text:list text:style-name="L5">
        <text:list-header>
          <text:p text:style-name="P9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ES" style:font-name-asian="Bitstream Vera San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942cm" table:align="right" style:writing-mode="lr-tb"/>
    </style:style>
    <style:style style:name="Tabla1.A" style:family="table-column">
      <style:table-column-properties style:column-width="2.999cm"/>
    </style:style>
    <style:style style:name="Tabla1.B" style:family="table-column">
      <style:table-column-properties style:column-width="10.846cm"/>
    </style:style>
    <style:style style:name="Tabla1.C" style:family="table-column">
      <style:table-column-properties style:column-width="3.097cm"/>
    </style:style>
    <style:style style:name="Tabla1.1" style:family="table-row">
      <style:table-row-properties style:min-row-height="1.494cm" style:keep-together="false"/>
    </style:style>
    <style:style style:name="Tabla1.A1" style:family="table-cell">
      <style:table-cell-properties style:vertical-align="middle" fo:padding-left="0.191cm" fo:padding-right="0.191cm" fo:padding-top="0cm" fo:padding-bottom="0cm" fo:border-left="0.002cm solid #000080" fo:border-right="none" fo:border-top="0.002cm solid #000080" fo:border-bottom="0.002cm solid #00008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-left="0.002cm solid #000080" fo:border-right="none" fo:border-top="0.002cm solid #000080" fo:border-bottom="0.002cm solid #000080" style:writing-mode="lr-tb"/>
    </style:style>
    <style:style style:name="Tabla1.C1" style:family="table-cell">
      <style:table-cell-properties style:vertical-align="top" fo:padding-left="0.191cm" fo:padding-right="0.191cm" fo:padding-top="0cm" fo:padding-bottom="0cm" fo:border="0.002cm solid #000080" style:writing-mode="lr-tb"/>
    </style:style>
    <style:style style:name="Tabla5" style:family="table">
      <style:table-properties style:width="16.944cm" fo:margin-left="0.055cm" fo:margin-right="0cm" table:align="margins" style:writing-mode="lr-tb"/>
    </style:style>
    <style:style style:name="Tabla5.A" style:family="table-column">
      <style:table-column-properties style:column-width="16.944cm" style:rel-column-width="65535*"/>
    </style:style>
    <style:style style:name="Tabla5.1" style:family="table-row">
      <style:table-row-properties style:min-row-height="0.815cm"/>
    </style:style>
    <style:style style:name="Tabla5.A1" style:family="table-cell">
      <style:table-cell-properties style:vertical-align="top" fo:padding-left="0.191cm" fo:padding-right="0.191cm" fo:padding-top="0cm" fo:padding-bottom="0cm" fo:border="0.002cm solid #000080" style:writing-mode="lr-tb"/>
    </style:style>
    <style:style style:name="P1" style:family="paragraph" style:parent-style-name="Header">
      <style:paragraph-properties fo:margin-left="-0.191cm" fo:margin-right="0cm" fo:text-indent="0cm" style:auto-text-indent="false" style:snap-to-layout-grid="false">
        <style:tab-stops>
          <style:tab-stop style:position="7.691cm" style:type="center"/>
          <style:tab-stop style:position="8.326cm" style:type="center"/>
          <style:tab-stop style:position="15.191cm" style:type="right"/>
          <style:tab-stop style:position="15.826cm" style:type="right"/>
        </style:tab-stops>
      </style:paragraph-properties>
      <style:text-properties fo:color="#333399" style:font-name="Tahoma" fo:font-size="18pt" fo:language="en" fo:country="GB" fo:font-weight="bold" style:font-size-asian="18pt" style:font-weight-asian="bold" style:font-name-complex="Tahoma" style:font-weight-complex="bold"/>
    </style:style>
    <style:style style:name="P2" style:family="paragraph" style:parent-style-name="Header">
      <style:paragraph-properties fo:text-align="center" style:justify-single-word="false" style:snap-to-layout-grid="false">
        <style:tab-stops>
          <style:tab-stop style:position="3.164cm"/>
          <style:tab-stop style:position="7.5cm" style:type="center"/>
          <style:tab-stop style:position="15cm" style:type="right"/>
        </style:tab-stops>
      </style:paragraph-properties>
      <style:text-properties fo:color="#000080" style:font-name="Bitstream Vera Serif1" fo:font-size="32pt" fo:font-weight="bold" style:font-size-asian="32pt" style:font-weight-asian="bold" style:font-size-complex="32pt"/>
    </style:style>
    <style:style style:name="P3" style:family="paragraph" style:parent-style-name="Header">
      <style:paragraph-properties style:snap-to-layout-grid="false">
        <style:tab-stops>
          <style:tab-stop style:position="3.164cm"/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Bitstream Vera Serif1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1"><draw:frame draw:style-name="fr1" draw:name="gráficos3" text:anchor-type="paragraph" svg:x="-0.162cm" svg:y="-0.545cm" svg:width="2.565cm" svg:height="1.582cm" draw:z-index="11"><draw:image xlink:href="Pictures/10000200000000800000004FCCF59EC7.gif" xlink:type="simple" xlink:show="embed" xlink:actuate="onLoad"/></draw:frame> </text:p>
            </table:table-cell>
            <table:table-cell table:style-name="Tabla1.B1" office:value-type="string">
              <text:p text:style-name="P2">Proyecto ACEPT</text:p>
            </table:table-cell>
            <table:table-cell table:style-name="Tabla1.C1" office:value-type="string">
              <text:p text:style-name="P3"><draw:frame draw:style-name="fr2" draw:name="gráficos2" text:anchor-type="as-char" svg:y="-1.769cm" svg:width="2.618cm" svg:height="1.651cm" draw:z-index="5"><draw:image xlink:href="Pictures/100000000000005C0000003A25CC65A6.jpg" xlink:type="simple" xlink:show="embed" xlink:actuate="onLoad"/></draw:frame></text:p>
            </table:table-cell>
          </table:table-row>
        </table:table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P4">FAQ</text:p>
            </table:table-cell>
          </table:table-row>
        </table:table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Linux OpenOffice.org_project/680m125$Build-8947</meta:generator>
    <meta:creation-date>2005-11-14T11:01:27</meta:creation-date>
    <dc:date>2005-11-15T11:25:52</dc:date>
    <dc:language>es-ES</dc:language>
    <meta:editing-cycles>5</meta:editing-cycles>
    <meta:editing-duration>PT2H8M59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6" meta:paragraph-count="177" meta:word-count="1399" meta:character-count="8977"/>
  </office:meta>
</office:document-meta>
</file>